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051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UDN298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UDN298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P1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8-channel source driv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http://www.futurlec.com/Others/UDN2981A.shtm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Andreas Krinke &lt;andreas dot krinke at gmx d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 office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1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2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3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4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5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6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7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IN8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Vcc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none</text:p>
          </table:table-cell>
          <table:table-cell table:style-name="ce4"/>
          <table:table-cell table:style-name="ce4" office:value-type="string">
            <text:p>GND</text:p>
          </table:table-cell>
          <table:table-cell table:style-name="ce16"/>
          <table:table-cell table:style-name="ce13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8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7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6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5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4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3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2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OUT1</text:p>
          </table:table-cell>
          <table:table-cell table:style-name="ce13" table:number-columns-repeated="249"/>
        </table:table-row>
        <table:table-row table:style-name="ro2" table:number-rows-repeated="2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06-04-10T19:33:07</meta:creation-date>
    <dc:date>2012-05-13T22:39:09</dc:date>
    <dc:language>de-DE</dc:language>
    <meta:editing-cycles>7</meta:editing-cycles>
    <meta:editing-duration>PT31M27S</meta:editing-duration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